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b0a1" officeooo:paragraph-rsid="001db0a1"/>
    </style:style>
    <style:style style:name="P2" style:family="paragraph" style:parent-style-name="Standard">
      <style:text-properties officeooo:rsid="001db0a1" officeooo:paragraph-rsid="001db0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ILTERED</text:p>
      <text:p text:style-name="P2"/>
      <text:p text:style-name="P2">Site web style « Brutalist » et minimaliste</text:p>
      <text:p text:style-name="P2"/>
      <text:p text:style-name="P2">Noir sur blanc</text:p>
      <text:p text:style-name="P2">Police d’écriture simple et claire</text:p>
      <text:p text:style-name="P2"/>
      <text:p text:style-name="P2">Logo crowbar</text:p>
      <text:p text:style-name="P2"/>
      <text:p text:style-name="P2">Canva p5 js fond gris avec l’image uploader en plus petit à l’intérie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9:48:12.005159500</meta:creation-date>
    <dc:date>2025-08-30T19:57:59.283955600</dc:date>
    <meta:editing-duration>PT9M48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6" meta:word-count="32" meta:character-count="185" meta:non-whitespace-character-count="159"/>
  </office:meta>
</office:document-meta>
</file>